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17700002491000018FB77BEB5EF.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ullet">
      <style:paragraph-properties fo:margin-top="0in" fo:margin-bottom="0.0693in" fo:orphans="2" fo:widows="2"/>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0.1665in" fo:margin-bottom="0in" style:line-height-at-least="0.139in" fo:orphans="2" fo:widows="2" fo:keep-with-next="always"/>
    </style:style>
    <style:style style:name="P7" style:family="paragraph" style:parent-style-name="Standard">
      <style:paragraph-properties fo:margin-top="0.0555in" fo:margin-bottom="0in" style:line-height-at-least="0.139in" fo:orphans="2" fo:widows="2" fo:keep-with-next="always"/>
    </style:style>
    <style:style style:name="P8" style:family="paragraph" style:parent-style-name="Standard">
      <style:paragraph-properties fo:margin-top="0in" fo:margin-bottom="0.0972in" fo:line-height="100%" fo:text-align="justify" style:justify-single-word="false" fo:orphans="2" fo:widows="2" fo:padding="0in" fo:border="none"/>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2">
      <style:paragraph-properties fo:margin-top="0in" fo:margin-bottom="0.0972in" fo:orphans="2" fo:widows="2"/>
    </style:style>
    <style:style style:name="P11" style:family="paragraph" style:parent-style-name="Heading_20_3">
      <style:paragraph-properties fo:margin-top="0in" fo:margin-bottom="0.0693in" fo:orphans="2" fo:widows="2"/>
    </style:style>
    <style:style style:name="P12" style:family="paragraph" style:parent-style-name="Heading_20_3">
      <style:paragraph-properties fo:margin-top="0.0417in" fo:margin-bottom="0.0693in" fo:orphans="2" fo:widows="2"/>
    </style:style>
    <style:style style:name="P13" style:family="paragraph" style:parent-style-name="sectionheading">
      <style:paragraph-properties fo:margin-top="0.0417in" fo:margin-bottom="0.0555in" fo:orphans="2" fo:widows="2"/>
    </style:style>
    <style:style style:name="P14" style:family="paragraph" style:parent-style-name="sectionheading">
      <style:paragraph-properties fo:margin-top="0.028in" fo:margin-bottom="0.0555in" fo:orphans="2" fo:widows="2"/>
    </style:style>
    <style:style style:name="P1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text:display="none"/>
    </style:style>
    <style:style style:name="T4"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5" svg:width="6.4996in" svg:height="0.135in" svg:x="-2in" svg:y="0in">
        <draw:image xlink:href="Pictures/20000007000025F9000000C9F0140E06.wmf" xlink:type="simple" xlink:show="embed" xlink:actuate="onLoad">
          <text:p/>
        </draw:image>
      </draw:frame>
      <draw:frame text:anchor-type="page" text:anchor-page-number="1" draw:z-index="5" draw:name="Picture 67"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6" draw:name="Picture 68"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7" draw:name="Picture 69"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8" draw:name="Picture 70"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1" draw:name="Picture 71"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2" draw:name="Picture 72"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3" draw:name="Picture 73"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4" draw:name="Picture 74"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5" draw:name="Picture 75"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6" draw:name="Picture 76"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7" draw:name="Picture 77"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8" draw:name="Picture 78"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9" draw:name="Picture 79" draw:style-name="gr2" draw:text-style-name="P15" svg:width="2.7913in" svg:height="0.135in" svg:x="-2in" svg:y="0in">
        <draw:image xlink:href="Pictures/2000000700000FB5000000C94FDA4EAC.wmf" xlink:type="simple" xlink:show="embed" xlink:actuate="onLoad">
          <text:p/>
        </draw:image>
      </draw:frame>
      <text:h text:style-name="P9" text:outline-level="1">The Persistent Object Model</text:h>
      <text:p text:style-name="P5"><draw:frame draw:style-name="fr2" draw:name="graphics1" text:anchor-type="as-char" svg:width="6.5in" svg:height="0.1346in" draw:z-index="21"><draw:image xlink:href="Pictures/20000007000025F9000000C9F0140E06.wmf" xlink:type="simple" xlink:show="embed" xlink:actuate="onLoad"/></draw:frame></text:p>
      <text:p text:style-name="P3">This chapter specifies the object model for persistence capable classes. To the extent possible, the object model is the same as the Java object model. Differences between the Java object model and the JDO object model are highlighted.</text:p>
      <text:p text:style-name="P6"><draw:frame draw:style-name="fr2" draw:name="1" text:anchor-type="as-char" svg:width="2.7917in" svg:height="0.1346in" draw:z-index="9"><draw:image xlink:href="Pictures/2000000700000FB5000000C94FDA4EAC.wmf" xlink:type="simple" xlink:show="embed" xlink:actuate="onLoad"/></draw:frame></text:p>
      <text:h text:style-name="P10" text:outline-level="2">Overview</text:h>
      <text:p text:style-name="P3">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3">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7"><text:soft-page-break/><draw:frame draw:style-name="fr2" draw:name="2" text:anchor-type="as-char" svg:width="6.5in" svg:height="0.1346in" draw:z-index="10"><draw:image xlink:href="Pictures/20000007000025F9000000C9F0140E06.wmf" xlink:type="simple" xlink:show="embed" xlink:actuate="onLoad"/></draw:frame></text:p>
      <text:p text:style-name="P1"><text:tab/>Figure 15.0<text:tab/>Instantiated persistent objects</text:p>
      <text:p text:style-name="P3"><draw:frame draw:style-name="fr1" draw:name="Frame1" text:anchor-type="paragraph" svg:x="-0.0008in" svg:y="-0.0008in" fo:min-width="0.0161in" draw:z-index="20"><draw:text-box fo:min-height="0.0161in"><text:p text:style-name="P8"><draw:frame draw:style-name="fr2" draw:name="3" text:anchor-type="as-char" svg:width="6.5in" svg:height="4.4374in" draw:z-index="22"><draw:image xlink:href="Pictures/2000017700002491000018FB77BEB5EF.wmf" xlink:type="simple" xlink:show="embed" xlink:actuate="onLoad"/></draw:frame></text:p></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3">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3">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text:soft-page-break/>removed from the JVM. While executing in the JVM, a JDO instance might be connected to other instances, both persistent and transient.</text:p>
      <text:p text:style-name="P3"><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6"><draw:frame draw:style-name="fr2" draw:name="4" text:anchor-type="as-char" svg:width="2.7917in" svg:height="0.1346in" draw:z-index="1"><draw:image xlink:href="Pictures/2000000700000FB5000000C94FDA4EAC.wmf" xlink:type="simple" xlink:show="embed" xlink:actuate="onLoad"/></draw:frame></text:p>
      <text:h text:style-name="P10" text:outline-level="2">Goals</text:h>
      <text:p text:style-name="P3">The JDO Object Model has the following objectives:</text:p>
      <text:p text:style-name="P2">•<text:tab/>All field types supported by the Java language, including primitive types, reference types and interface types should be supported by JDO instances.</text:p>
      <text:p text:style-name="P2">•<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2">•<text:tab/>All user-defined classes should be allowed to be persistence-capable.</text:p>
      <text:p text:style-name="P2">•<text:tab/>Some system-defined classes (especially those for modeling state) should be persistence-capable.</text:p>
      <text:p text:style-name="P6"><draw:frame draw:style-name="fr2" draw:name="5" text:anchor-type="as-char" svg:width="2.7917in" svg:height="0.1346in" draw:z-index="2"><draw:image xlink:href="Pictures/2000000700000FB5000000C94FDA4EAC.wmf" xlink:type="simple" xlink:show="embed" xlink:actuate="onLoad"/></draw:frame></text:p>
      <text:h text:style-name="P10" text:outline-level="2">Architecture</text:h>
      <text:p text:style-name="P3">In Java, variables (including fields of classes) have types. Types are either primitive types or reference types. Reference types are either classes or interfaces. Arrays are treated as classes.</text:p>
      <text:p text:style-name="P3">An object is an instance of a specific class, determined when the instance is constructed. Instances may be assigned to variables if they are assignment compatible with the variable type. </text:p>
      <text:h text:style-name="P13" text:outline-level="4"><text:bookmark text:name="X-102010278"/><text:tab/><text:tab/>Persistence-capable</text:h>
      <text:p text:style-name="P3">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3">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h text:style-name="P13" text:outline-level="4"><text:tab/><text:tab/>First Class Objects and Second Class Objects</text:h>
      <text:p text:style-name="P3">A First Class Object (FCO) is an instance of a persistence-capable class that has a JDO Identity, can be stored in a datastore, and can be independently deleted and queried. A Second Class Object <text:soft-page-break/>(SCO) has no JDO Identity of its own and is stored in the datastore only as part of a First Class Object. In some JDO implementations, some SCO instances are actually artifacts that have no literal datastore representation at all, but are used only to represent relationships. For example, a Collection of instances of a persistence-capable class might not be stored in the datastore, but created when needed to represent the relationship in memory. At commit time, the memory artifact is discarded and the relationship is represented entirely by datastore relationships.</text:p>
      <text:h text:style-name="P13" text:outline-level="4"><text:bookmark text:name="X-102010279"/><text:tab/><text:tab/>First Class Objects</text:h>
      <text:p text:style-name="P3">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3">An FCO can be shared among multiple FCOs, and if an FCO is changed (and the change is committed to the datastore), then the changes are visible to all other FCOs that refer to it. </text:p>
      <text:h text:style-name="P13" text:outline-level="4"><text:tab/><text:tab/><text:bookmark text:name="R-1042264"/><text:bookmark text:name="R-1042264T"/>Second Class Objects</text:h>
      <text:p text:style-name="P3">Second Class Objects are either instances of immutable system classes (java.lang.Integer, java.lang.String, etc.), JDO implementation subclasses of mutable system classes that implement the functionality of their system class (java.util.Date, java.util.HashSet, etc.), or persistence-capable classes.</text:p>
      <text:p text:style-name="P3"><text:span text:style-name="Assertion">A6.3-1 [ </text:span>Second Class Objects of mutable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3">SCO fields must be explicitly or by default identified in the metadata as embedded. If a field, or an element of a collection or a map key or value is identified as embedded (embedded-element, embedded-key, or embedded-value) then any instances so identified in the collection or map are treated as SCO during commit. That is, the value is stored with the owning FCO and the value loses its own identity if it had one.</text:p>
      <text:p text:style-name="P3">SCO fields of persistence-capable types are identified as embedded. The behavior of embedded persistence-capable types is intended to mirror the behavior of system types, but this is not standard, and portable applications must not depend on this behavior.</text:p>
      <text:p text:style-name="P3"><text:span text:style-name="Assertion">A6.3-3 [ </text:span>It is possible for an application to assign the same instance of a mutable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3">When an FCO is instantiated in the JVM by a JDO implementation, and an embedded field of a mutable type is accessed, the JDO implementation assigns to these fields a new instance that tracks changes made to itself, and notifies the owning FCO of the change. Similarly, when an FCO is made persistent, either by being the parameter of makePersistent or makePersistentAll or <text:soft-page-break/>by being reachable from a parameter of makePersistent or makePersistentAll at the time of the execution of the makePersistent or makePersistentAll method call, the JDO implementation replaces the field values of mutable SCO types with instances of JDO implementation subclasses of the mutable system types.</text:p>
      <text:p text:style-name="P3">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3">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3"><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3">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3">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h text:style-name="P13" text:outline-level="4"><text:tab/><text:tab/>Arrays</text:h>
      <text:p text:style-name="P3"><text:span text:style-name="Assertion">A6.3-8 [ </text:span>Arrays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3">Tracking changes to Arrays is not required to be done by a JDO implementation. If an Array owned by an FCO is changed, then the changes might not be flushed to the datastore. Portable applications must not require that these changes be tracked. In order for changes to arrays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3">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3">Furthermore, an implementation is permitted, but not required to, track changes to Arrays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text:soft-page-break/>automatically. When a reference to the Array is returned as a result of a method call, a portable application first marks the Array field as dirty.</text:p>
      <text:p text:style-name="P3"><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3">When an FCO is instantiated in the JVM, the JDO implementation assigns to fields with an Array type a new instance with a different Java object identity from the instance stored. </text:p>
      <text:p text:style-name="P3">Therefore, the application cannot assume that it knows the identity of instances assigned to Array fields, although <text:span text:style-name="Assertion">A6.3-11 [ </text:span>it is guaranteed that the actual value is the same as the value stored<text:span text:style-name="Assertion">]</text:span>.</text:p>
      <text:h text:style-name="P13" text:outline-level="4"><text:tab/><text:tab/>Primitives</text:h>
      <text:p text:style-name="P3">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h text:style-name="P13" text:outline-level="4"><text:tab/><text:tab/>Interfaces</text:h>
      <text:p text:style-name="P3">Interfaces are types whose values may be instances of any class that declare that they implement that interface. </text:p>
      <text:p text:style-name="P6"><draw:frame draw:style-name="fr2" draw:name="6" text:anchor-type="as-char" svg:width="2.7917in" svg:height="0.1346in" draw:z-index="3"><draw:image xlink:href="Pictures/2000000700000FB5000000C94FDA4EAC.wmf" xlink:type="simple" xlink:show="embed" xlink:actuate="onLoad"/></draw:frame></text:p>
      <text:h text:style-name="P10" text:outline-level="2">Field types of persistence-capable classes</text:h>
      <text:h text:style-name="P11" text:outline-level="3">Nontransactional non-persistent fields</text:h>
      <text:p text:style-name="P3"><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2" text:outline-level="3">Transactional non-persistent fields</text:h>
      <text:p text:style-name="P3"><text:bookmark text:name="R-1089436"/><text:bookmark text:name="R-1089436T"/><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2" text:outline-level="3"><text:bookmark text:name="R-1045043"/>Persistent fields</text:h>
      <text:h text:style-name="P14" text:outline-level="4"><text:tab/><text:tab/>Precision of fields</text:h>
      <text:p text:style-name="P3">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3">The mapping precision restriction applies to the range of values that can be faithfully stored and retrieved, the precision of the values, and the scale of BigDecimal values.</text:p>
      <text:h text:style-name="P13" text:outline-level="4"><text:soft-page-break/><text:tab/><text:tab/>Primitive types</text:h>
      <text:p text:style-name="P3">JDO implementations must support fields of any of the primitive types </text:p>
      <text:p text:style-name="P2">•<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3">Primitive values are stored in the datastore associated with their owning FCO. They have no JDO Identity.</text:p>
      <text:h text:style-name="P13" text:outline-level="4"><text:tab/><text:tab/>Immutable Object Class types</text:h>
      <text:p text:style-name="P3">JDO implementations must support fields that reference instances of immutable object classes, and may choose to support these instances as SCOs or FCOs: </text:p>
      <text:p text:style-name="P2">•<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2">•<text:tab/>package <text:span text:style-name="T1">java.util: Locale</text:span><text:span text:style-name="Assertion">]</text:span>, <text:span text:style-name="T1">Currency</text:span><text:span text:style-name="Assertion">]</text:span><text:span text:style-name="T1">.</text:span></text:p>
      <text:p text:style-name="P2">•<text:tab/>package <text:span text:style-name="T1">java.math</text:span>: <text:span text:style-name="Assertion">A6.4.3-19 [ </text:span><text:span text:style-name="T1">BigDecimal</text:span><text:span text:style-name="Assertion">]</text:span>, <text:span text:style-name="Assertion">A6.4.3-20 [ </text:span><text:span text:style-name="T1">BigInteger</text:span><text:span text:style-name="Assertion">]</text:span>. </text:p>
      <text:p text:style-name="P3">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3">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h text:style-name="P13" text:outline-level="4"><text:tab/><text:tab/>Mutable Object Class types</text:h>
      <text:p text:style-name="P3">JDO implementations must support fields that reference instances of the following mutable object classes, and may choose to support these instances as SCOs or FCOs: </text:p>
      <text:p text:style-name="P2">•<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LinkedHashMap</text:span><text:span text:style-name="Assertion">]</text:span><text:span text:style-name="T1">, LinkedHashSet</text:span><text:span text:style-name="Assertion">]</text:span>. </text:p>
      <text:p text:style-name="P3">JDO implementations may optionally support fields that reference instances of the following mutable object classes, and may choose to support these instances as SCOs or FCOs: </text:p>
      <text:p text:style-name="P2">•<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3">Because the treatment of these fields may be as SCO, the behavior of these mutable object classes when used in a persistent instance is not identical to their behavior in a transient instance. </text:p>
      <text:p text:style-name="P3">Portable JDO applications must not depend on whether instances of these classes referenced by fields are treated as SCOs or FCOs.</text:p>
      <text:h text:style-name="P13" text:outline-level="4"><text:tab/><text:tab/>Persistence-capable Class types</text:h>
      <text:p text:style-name="P3"><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3">Portable JDO applications must not depend on whether these fields are treated as SCOs or FCOs.</text:p>
      <text:h text:style-name="P13" text:outline-level="4"><text:bookmark text:name="X-102010282"/><text:soft-page-break/><text:tab/><text:tab/>Object Class type</text:h>
      <text:p text:style-name="P3"><text:span text:style-name="Assertion">A6.4.3-31 [</text:span>JDO implementations must support fields of <text:span text:style-name="T1">Object</text:span> class type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3">Portable JDO applications must not depend on whether these fields are treated as SCOs or FCOs.</text:p>
      <text:h text:style-name="P13" text:outline-level="4"><text:bookmark text:name="X-102010281"/><text:tab/><text:tab/>Collection Interface types</text:h>
      <text:p text:style-name="P3"><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span text:style-name="T1">Collection</text:span>],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span text:style-name="T1">Collection, Map,</text:span> and <text:span text:style-name="T1">Set</text:span> are required; <text:span text:style-name="T1">List</text:span> is optional.</text:p>
      <text:p text:style-name="P3">Portable JDO applications must not depend on whether these fields are treated as SCOs or FCOs.</text:p>
      <text:h text:style-name="P13" text:outline-level="4"><text:tab/><text:tab/>Other Interface types</text:h>
      <text:p text:style-name="P3"><text:span text:style-name="Assertion">A6.4.3-37 [</text:span>JDO implementations must support fields of interface types other than <text:span text:style-name="T1">Collection</text:span>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3">Portable JDO applications must treat these fields as FCOs.</text:p>
      <text:h text:style-name="P13" text:outline-level="4"><text:bookmark text:name="X-102009040"/><text:tab/><text:tab/>Arrays</text:h>
      <text:p text:style-name="P3"><text:span text:style-name="Assertion">A6.4.3-39 [</text:span>JDO implementations may optionally support fields of array types<text:span text:style-name="Assertion">]</text:span>, and may choose to support them as SCOs or FCOs. <text:span text:style-name="Assertion">A6.4.3-38 [</text:span>If Arrays are supported by JDO implementations, they are permitted, but not required, to track changes made to Arrays that are fields of persistence capable classes in the methods of the classes.<text:span text:style-name="Assertion">]</text:span> They need not track changes made to Arrays that are passed by reference as arguments to methods, including methods of persistence-capable classes.</text:p>
      <text:p text:style-name="P3">Portable JDO applications must not depend on whether these fields are treated as SCOs or FCOs.</text:p>
      <text:h text:style-name="P13" text:outline-level="4"><text:bookmark text:name="X-102006911"/><text:tab/><text:tab/>Enums</text:h>
      <text:p text:style-name="P3">JDO implementations that support Java 5 must support fields of <text:span text:style-name="T1">enum</text:span> types and collections of as <text:span text:style-name="T1">enum</text:span> types identified above and optionally arrays of <text:span text:style-name="T1">enum</text:span> types. If arrays are supported, arrays of <text:span text:style-name="T1">enums</text:span> must be supported.</text:p>
      <text:p text:style-name="P3">Portable JDO applications must not depend on whether these fields are treated as SCOs or FCOs.</text:p>
      <text:h text:style-name="P12" text:outline-level="3">Static and final fields</text:h>
      <text:p text:style-name="P3">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3">Final fields pose a challenge for implementations. While it is possible to modify the values of static fields, it can only be done via reflection and there are synchronization issues. Therefore, in portable applications, final fields are not persistent.</text:p>
      <text:h text:style-name="P12" text:outline-level="3"><text:soft-page-break/>Complex enum types</text:h>
      <text:p text:style-name="P3">Complex enum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enum types are not persistent.</text:p>
      <text:p text:style-name="P6"><draw:frame draw:style-name="fr2" draw:name="7" text:anchor-type="as-char" svg:width="2.7917in" svg:height="0.1346in" draw:z-index="4"><draw:image xlink:href="Pictures/2000000700000FB5000000C94FDA4EAC.wmf" xlink:type="simple" xlink:show="embed" xlink:actuate="onLoad"/></draw:frame></text:p>
      <text:h text:style-name="P10" text:outline-level="2">Inheritance</text:h>
      <text:p text:style-name="P3"><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3">Further, <text:span text:style-name="Assertion">A6.5-3 [</text:span>subclasses of such classes that are not persistence-capable might be persistence-capable. That is, it is possible for some classes in the inheritance hierarchy to be persistence-capable and some not persistence-capable.<text:span text:style-name="Assertion">]</text:span> </text:p>
      <text:p text:style-name="P3">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3">Fields identified in the XML metadata as persistent or transactional in persistence-capable classes must be fields declared in that Java class definition. That is, inherited fields cannot be named in the XML metadata.</text:p>
      <text:p text:style-name="P3"><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3">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3">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3">The identity type of the least-derived persistence-capable class defines the identity type for all persistence-capable classes that extend it.</text:p>
      <text:p text:style-name="P3">Persistence-capable classes that use application identity have special considerations for inheritance: </text:p>
      <text:p text:style-name="P3">Key fields may be declared only in abstract superclasses and least-derived concrete classes in inheritance hierarchies. Key fields declared in these classes must also be declared in the corresponding objectid classes, and the objectid classes must form an inheritance hierarchy <text:soft-page-break/>corresponding to the inheritance hierarchy of the persistence-capable classes. A persistence-capable class can only have one concrete objectid class anywhere in its inheritance hierarchy.</text:p>
      <text:p text:style-name="P3">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3">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3">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3">There might be other abstract classes or non-persistence-capable classes in the inheritance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3">Readers primarily interested in developing applications with the JDO API can ignore the following chapter. <text:a xlink:type="simple" xlink:href="#R-1026380">Skip to </text:a><text:a xlink:type="simple" xlink:href="#R-1026380"><text:bookmark-ref text:reference-format="text" text:ref-name="-1026380N">Error: Reference source not found</text:bookmark-ref></text:a><text:a xlink:type="simple" xlink:href="#R-1026380"> JDOHelper.</text:a> </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4:23:19.44</meta:creation-date>
    <meta:editing-duration>PT21M7S</meta:editing-duration>
    <meta:generator>OpenOffice.org/3.4$Win32 OpenOffice.org_project/340m1$Build-9590</meta:generator>
    <dc:title>JDO_Chapter</dc:title>
    <dc:date>2012-08-01T19:41:07.06</dc:date>
    <meta:document-statistic meta:table-count="0" meta:image-count="8" meta:object-count="0" meta:page-count="10" meta:paragraph-count="125" meta:word-count="3786" meta:character-count="239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